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2"/>
      <text:p text:style-name="P3"><text:date style:data-style-name="N36" text:date-value="2007-08-27T08:50:18.09">27/08/2007</text:date></text:p>
      <text:p text:style-name="P4"/>
      <text:p text:style-name="P5">Program Reminder</text:p>
      <text:p text:style-name="P6">Dear <text:user-field-get text:name="ownerName">[party:getPartyFullName(party:getPatientOwner(openvpms:get(.,'patient.entity')))]</text:user-field-get>,</text:p>
      <text:p text:style-name="P6"/>
      <text:p text:style-name="P6"><text:s text:c="2"/>We are writing to remind you that <text:user-field-get text:name="patientName">patient.entity.name</text:user-field-get> is due for another Program injection. <text:s/>This injection needs to be given every 6 months to maintain protection against fleas.</text:p>
      <text:p text:style-name="P6"/>
      <text:p text:style-name="P6"><text:s text:c="2"/>Remember that flea preventative medications like Program work by interfering with the breeding cycle of the flea and needs to be administered on a regular basis to prevent build-up of fleas in the environment. <text:s/>All cats (and under some circumstances, all dogs) in the household need to be protected, for this to be effective.</text:p>
      <text:p text:style-name="P6"/>
      <text:p text:style-name="P6"><text:s text:c="4"/>Please disregard this letter if you have already attended to this matter or notify us if you believe our records are incorrect.</text:p>
      <text:p text:style-name="P6"/>
      <text:p text:style-name="P6">Thank you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27T08:50:18</dc:date>
    <dc:language>en-US</dc:language>
    <meta:editing-cycles>45</meta:editing-cycles>
    <meta:editing-duration>PT9H21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09" meta:character-count="656"/>
  </office:meta>
</office:document-meta>
</file>